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Zar" fo:font-size="14pt" officeooo:rsid="000fd5fb" officeooo:paragraph-rsid="000fd5fb" style:font-size-asian="14pt" style:font-name-complex="IRZar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Zar" fo:font-size="14pt" officeooo:rsid="001151d0" officeooo:paragraph-rsid="001151d0" style:font-size-asian="14pt" style:font-name-complex="IRZar" style:font-size-complex="14pt"/>
    </style:style>
    <style:style style:name="T1" style:family="text">
      <style:text-properties officeooo:rsid="00115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در </text:p>
      <text:p text:style-name="P2">۱ – در این مدل دانشجویان تحت پوشش قرار می‌گیرند</text:p>
      <text:p text:style-name="P2">۲ – موضوع باید به صورت مقطعی دنبال شود.</text:p>
      <text:p text:style-name="P2">۳ – <text:span text:style-name="T1">یک مجله الکترونیکی بسیار به همدلی و هم‌افزایی اعضای باشگاه کمک می‌کند.</text:span></text:p>
      <text:p text:style-name="P4">۴ – توان‌افزایی اعضای باشگاه باید حتماً اعمال شود. اما این توان‌افزایی لزوماً به معنای شرکت در کلاس‌های خاصی نیست. بهتر است که کلاس‌ها به صورت رایگان برگزار شود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1:46:33.495718565</meta:creation-date>
    <meta:generator>LibreOffice/7.3.7.2$Linux_X86_64 LibreOffice_project/30$Build-2</meta:generator>
    <dc:date>2023-08-12T04:27:39.630744654</dc:date>
    <meta:editing-duration>PT8M47S</meta:editing-duration>
    <meta:editing-cycles>2</meta:editing-cycles>
    <meta:document-statistic meta:table-count="0" meta:image-count="0" meta:object-count="0" meta:page-count="1" meta:paragraph-count="6" meta:word-count="61" meta:character-count="326" meta:non-whitespace-character-count="266"/>
  </office:meta>
</office:document-meta>
</file>